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Introduction and Motivation</text:p>
      <text:list xml:id="list7664911360325678941" text:style-name="L5">
        <text:list-item>
          <text:p text:style-name="P4">Object-oriented programming. Pervasive use of mutable state + aliasing.</text:p>
        </text:list-item>
        <text:list-item>
          <text:p text:style-name="P4">Static typing as a programmer aid (to writing clean interfaces, and reduction of run-time bugs). The idea of static typing as a consistency check. The idea of static typing as compiler-checked documentation.</text:p>
        </text:list-item>
        <text:list-item>
          <text:p text:style-name="P4">Reference immutability. As distinct from the aliasing problem. As distinct from the observational exposure problem. Pure-functional methods in object-oriented code (can't entirely avoid mutation in practice, but substantial portions of code can be written to avoid observable mutations).</text:p>
        </text:list-item>
        <text:list-item>
          <text:p text:style-name="P4">Application to the Scala language. Object-functional hybrid language (it makes sense to determine whether a functional-style expression is side-effect-free). Path-dependent object types. Nested classes. Nested methods.</text:p>
        </text:list-item>
      </text:list>
      <text:p text:style-name="Standard"/>
      <text:p text:style-name="Standard">Contributions</text:p>
      <text:list xml:id="list8048652865201575150" text:style-name="L6">
        <text:list-item>
          <text:p text:style-name="P5">An exploration of mutation permissions as traits or <text:span text:style-name="T1">mixins</text:span><text:span text:style-name="T2">. A novel use of union and intersection types to add and remove permissions from types.</text:span></text:p>
        </text:list-item>
        <text:list-item>
          <text:p text:style-name="P5"><text:span text:style-name="T2"/></text:p>
        </text:list-item>
      </text:list>
      <text:p text:style-name="Standard"/>
      <text:p text:style-name="Standard">Background and Related Work</text:p>
      <text:list xml:id="list3491176454712007312" text:style-name="L7">
        <text:list-item>
          <text:p text:style-name="P6">Ownership types.</text:p>
        </text:list-item>
        <text:list-item>
          <text:p text:style-name="P6">Universe types.</text:p>
        </text:list-item>
        <text:list-item>
          <text:p text:style-name="P6">Pluggable type systems.</text:p>
        </text:list-item>
        <text:list-item>
          <text:p text:style-name="P6">Reference immutability.</text:p>
        </text:list-item>
        <text:list-item>
          <text:p text:style-name="P6">Side-effect annotation systems.</text:p>
        </text:list-item>
        <text:list-item>
          <text:p text:style-name="P6">Aliasing &amp; side effect analysis.</text:p>
        </text:list-item>
      </text:list>
      <text:p text:style-name="Standard"/>
      <text:p text:style-name="Standard">Approach to compiler extension.</text:p>
      <text:list xml:id="list9206480395480094095" text:style-name="L3">
        <text:list-item>
          <text:p text:style-name="P2">Extending the typer. Steps: default tree adaptation, type modification, assignability check.</text:p>
        </text:list-item>
        <text:list-item>
          <text:p text:style-name="P2">Extending the type comparer.</text:p>
        </text:list-item>
        <text:list-item>
          <text:p text:style-name="P2">... (synthetic polymorphic parameters for environment access.) (anything wrt refchecks?)</text:p>
        </text:list-item>
      </text:list>
      <text:p text:style-name="Standard"/>
      <text:p text:style-name="Standard"/>
      <text:p text:style-name="Standard">Adding Mutability to the Type Lattice</text:p>
      <text:list xml:id="list6607347549326230034" text:style-name="L2">
        <text:list-item>
          <text:p text:style-name="P1">MutableAny and ReadonlyNothing. Diagram of lattice. Relationship with Any and Nothing. Using type unions and intersections to add and remove mutability. Performing unions and intersections of mutability without affecting the underlying type.</text:p>
        </text:list-item>
        <text:list-item>
          <text:p text:style-name="P1">Implementation concerns. MutableAny and ReadonlyNothing as traits. Special treatment of MutableAny and ReadonlyNothing in the type comparer. Ignoring mutability when determining inheritance relationships (mutability relates to <text:span text:style-name="T1">types</text:span><text:span text:style-name="T2">, not named classes</text:span>). Special treatment of mutability when getting the denotation of a NamedTree (dotty already has a special case for AnnotatedTypes; we just add another case for mutability union/intersection types). Special interpretation of ReadonlyNothing when finding type members.</text:p>
        </text:list-item>
      </text:list>
      <text:p text:style-name="Standard"/>
      <text:p text:style-name="Standard">Unclassified topics</text:p>
      <text:list xml:id="list5484683117421514080" text:style-name="L4">
        <text:list-item>
          <text:p text:style-name="P3">Interpretation of annotations as type mutabilities. @readonly and @mutable annotations. The @mutabilityOf(x) annotation. The @mutEnv annotation (used when the enclosing environment is a method rather than a class).</text:p>
          <text:p text:style-name="P3"><text:soft-page-break/></text:p>
        </text:list-item>
      </text:list>
      <text:p text:style-name="Standard">Representing mutability in the DOT calculus. Mutability permission as a type memb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meta:initial-creator>
    <meta:creation-date>2016-01-28T09:42:53</meta:creation-date>
    <dc:date>2016-02-16T13:19:33</dc:date>
    <dc:creator>Jonathan </dc:creator>
    <meta:editing-duration>P19DT2H51M10S</meta:editing-duration>
    <meta:editing-cycles>6</meta:editing-cycles>
    <meta:generator>OpenOffice/4.1.1$Unix OpenOffice.org_project/411m6$Build-9775</meta:generator>
    <meta:document-statistic meta:table-count="0" meta:image-count="0" meta:object-count="0" meta:page-count="2" meta:paragraph-count="24" meta:word-count="346" meta:character-count="2521"/>
  </office:meta>
</office:document-meta>
</file>